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ans" fo:font-size="16pt" fo:font-weight="bold" officeooo:rsid="000e802a" officeooo:paragraph-rsid="000e802a" style:font-size-asian="14pt" style:font-weight-asian="bold" style:font-size-complex="16pt" style:font-weight-complex="bold"/>
    </style:style>
    <style:style style:name="P2" style:family="paragraph" style:parent-style-name="Standard">
      <style:text-properties style:font-name="Liberation Sans" fo:font-size="16pt" fo:font-weight="normal" officeooo:rsid="000e802a" officeooo:paragraph-rsid="000e802a" style:font-size-asian="14pt" style:font-weight-asian="normal" style:font-size-complex="16pt" style:font-weight-complex="normal"/>
    </style:style>
    <style:style style:name="P3" style:family="paragraph" style:parent-style-name="Standard">
      <style:text-properties style:font-name="Liberation Sans" fo:font-size="16pt" fo:font-weight="bold" officeooo:rsid="000e802a" officeooo:paragraph-rsid="000e802a" style:font-size-asian="14pt" style:font-weight-asian="bold" style:font-size-complex="16pt" style:font-weight-complex="bold"/>
    </style:style>
    <style:style style:name="P4" style:family="paragraph" style:parent-style-name="Standard">
      <style:text-properties style:font-name="Liberation Sans" fo:font-size="16pt" fo:font-weight="normal" officeooo:rsid="00080176" officeooo:paragraph-rsid="000f366b" style:font-size-asian="14pt" style:font-weight-asian="normal" style:font-size-complex="16pt" style:font-weight-complex="normal"/>
    </style:style>
    <style:style style:name="P5" style:family="paragraph" style:parent-style-name="Standard">
      <style:text-properties style:font-name="Liberation Sans" fo:font-size="16pt" officeooo:rsid="00080176" officeooo:paragraph-rsid="000f366b" style:font-size-asian="14pt" style:font-size-complex="1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366b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"/>3.2 Requisitos Não funcionais</text:p>
      <text:p text:style-name="P1"/>
      <text:p text:style-name="P5"><text:span text:style-name="T1"><text:s text:c="5"/>Como requisitos </text:span><text:span text:style-name="T2">não </text:span><text:span text:style-name="T1">funcionais do projeto, as seguintes interações devem ser possíveis:</text:span></text:p>
      <text:p text:style-name="P4"/>
      <text:p text:style-name="P1"/>
      <text:p text:style-name="P2">[REQNF001] O portal deve rodar em uma velocidade boa em máquinas de baixa performance, atingindo um resultado satisfatório para usuários de qualquer tipo de lugar e com qualquer maquina que consiga se conectar a internet.</text:p>
      <text:p text:style-name="P2"/>
      <text:p text:style-name="P2">[REQNF002] O portal deve ser responsivo e fácil de ser lido e navegado através de um celular ou tablet</text:p>
      <text:p text:style-name="P2"/>
      <text:p text:style-name="P2">[REQNF003] Os botões e guias do portal devem estar funcionais e fazerem o que é indicado pela documentação, se um botão estiver documentado como “login” ele deve funcionar como indicado.</text:p>
      <text:p text:style-name="P2"/>
      <text:p text:style-name="P2">[REQNF004] Banco de dados do site deve estar funcionando corretamente, cadastrando usuários e dividindo suas devidas permissões de maneira lógica e segura, prevenindo com que os dados de usuários possam ser acessados por terceiros e administrando o acesso de diferentes classes de usuário no site.</text:p>
      <text:p text:style-name="P2"/>
      <text:p text:style-name="P2">[REQNF005] O Portal deve estar rodando tanto em navegadores baseados em chromium quanto firefox e seus demais forks, garantindo que independente do navegador escolhido, o acesso seja possível para o usuario, sem que tenha que se adaptar para usar o site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text:outline-style style:name="Outline">
      <text:outline-level-style text:level="1" loext:num-list-format="%1%." style:num-suffix="." style:num-format="1">
        <style:list-level-properties/>
      </text:outline-level-style>
      <text:outline-level-style text:level="2" loext:num-list-format="%1%.%2%." style:num-suffix="." style:num-format="1" text:display-levels="2">
        <style:list-level-properties/>
      </text:outline-level-style>
      <text:outline-level-style text:level="3" loext:num-list-format="%1%.%2%.%3%." style:num-suffix="." style:num-format="1" text:display-levels="3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/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loext:num-list-format="%1%)" style:num-suffix=")" style:num-format="a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loext:num-list-format="%1%" text:bullet-char="●">
        <style:list-level-properties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2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meta:editing-cycles>4</meta:editing-cycles>
    <meta:creation-date>2008-08-22T11:41:04</meta:creation-date>
    <dc:date>2023-11-20T23:02:48.289817907</dc:date>
    <meta:editing-duration>PT55M50S</meta:editing-duration>
    <meta:document-statistic meta:table-count="0" meta:image-count="0" meta:object-count="0" meta:page-count="1" meta:paragraph-count="7" meta:word-count="186" meta:character-count="1186" meta:non-whitespace-character-count="997"/>
  </office:meta>
</office:document-meta>
</file>